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fo:color="#b2b2b2" style:font-name="Avenir2" fo:font-size="10pt" fo:font-weight="normal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232" style:family="table-cell" style:parent-style-name="Default">
      <style:table-cell-properties fo:border="0.51pt solid #000000"/>
      <style:text-properties fo:color="#b2b2b2"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b2b2b2" style:font-name="Avenir2" fo:font-size="10pt" fo:font-weight="normal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7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b2b2b2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783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5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601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5" fo:font-style="normal" style:font-style-asian="normal" style:font-style-complex="normal"/>
    </style:style>
    <style:style style:name="ce713" style:family="table-cell" style:parent-style-name="Default"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93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6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162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7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9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5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6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6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595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69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5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6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8" style:family="table-cell" style:parent-style-name="Default">
      <style:table-cell-properties fo:background-color="transparent" style:vertical-align="middle"/>
      <style:text-properties style:font-name="Avenir5"/>
    </style:style>
    <style:style style:name="ce1951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37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5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37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387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2" fo:font-weight="bold"/>
    </style:style>
    <style:style style:name="ce2390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2" fo:font-weight="normal"/>
    </style:style>
    <style:style style:name="ce2392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2" fo:font-weight="bold"/>
    </style:style>
    <style:style style:name="ce2394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396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0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68" style:family="table-cell" style:parent-style-name="Default">
      <style:table-cell-properties fo:border="0.06pt solid #000000" style:vertical-align="middle"/>
      <style:text-properties style:font-name="Avenir5"/>
    </style:style>
    <style:style style:name="ce20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7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8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0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2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3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2"/>
    </style:style>
    <style:style style:name="T5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32" calcext:value-type="float" table:number-columns-spanned="2" table:number-rows-spanned="1">
            <text:p>13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20" calcext:value-type="float" table:number-columns-spanned="2" table:number-rows-spanned="1">
            <text:p>32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56" calcext:value-type="float">
            <text:p>35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57" calcext:value-type="float">
            <text:p>35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48" calcext:value-type="float">
            <text:p>4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44" calcext:value-type="float">
            <text:p>44</text:p>
          </table:table-cell>
          <table:table-cell table:style-name="ce698" table:formula="of:=([.$M22]/[.$E$13])*100" office:value-type="float" office:value="12.3595505617978" calcext:value-type="float">
            <text:p>12,3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48" calcext:value-type="float">
            <text:p>48</text:p>
          </table:table-cell>
          <table:table-cell table:style-name="ce698" table:formula="of:=([.$M23]/[.$E$13])*100" office:value-type="float" office:value="13.4831460674157" calcext:value-type="float">
            <text:p>13,4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84" calcext:value-type="float">
            <text:p>84</text:p>
          </table:table-cell>
          <table:table-cell table:style-name="ce698" table:formula="of:=([.$M24]/[.$E$13])*100" office:value-type="float" office:value="23.5955056179775" calcext:value-type="float">
            <text:p>23,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08" calcext:value-type="float">
            <text:p>108</text:p>
          </table:table-cell>
          <table:table-cell table:style-name="ce698" table:formula="of:=([.$M25]/[.$E$13])*100" office:value-type="float" office:value="30.3370786516854" calcext:value-type="float">
            <text:p>30,34 %</text:p>
          </table:table-cell>
          <table:table-cell table:style-name="ce5"/>
          <table:table-cell/>
        </table:table-row>
        <table:table-row table:style-name="ro1">
          <table:table-cell table:style-name="ce2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6.8539325842697" calcext:value-type="float">
            <text:p>16,8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37078651685393" calcext:value-type="float">
            <text:p>3,37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6" calcext:value-type="float">
            <text:p>35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08" calcext:value-type="float">
            <text:p>108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2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2" calcext:value-type="float">
            <text:p>2</text:p>
          </table:table-cell>
          <table:table-cell table:style-name="ce318" table:content-validation-name="val26" table:formula="of:=[.$J33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2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6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2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6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232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232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232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232"/>
          <table:table-cell table:style-name="ce273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232"/>
          <table:table-cell table:style-name="ce273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232"/>
          <table:table-cell table:style-name="ce273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2" calcext:value-type="float">
            <text:p>2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80" calcext:value-type="float">
            <text:p>8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9" calcext:value-type="float">
            <text:p>9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60" calcext:value-type="float">
            <text:p>6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lá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hall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szagl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3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3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3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Tiszta fej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3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2" calcext:value-type="float">
            <text:p>2</text:p>
          </table:table-cell>
          <table:table-cell table:style-name="ce321" table:content-validation-name="val26" table:formula="of:=[.$J64]*[$Data.$C$12]" office:value-type="float" office:value="12" calcext:value-type="float">
            <text:p>12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3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3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0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52"/>
        <table:table-column table:style-name="co16" table:default-cell-style-name="ce852"/>
        <table:table-column table:style-name="co14" table:default-cell-style-name="ce852"/>
        <table:table-column table:style-name="co17" table:default-cell-style-name="ce852"/>
        <table:table-column table:style-name="co18" table:default-cell-style-name="ce852"/>
        <table:table-column table:style-name="co19" table:default-cell-style-name="ce852"/>
        <table:table-column table:style-name="co20" table:default-cell-style-name="ce852"/>
        <table:table-column table:style-name="co21" table:default-cell-style-name="ce852"/>
        <table:table-column table:style-name="co22" table:default-cell-style-name="ce852"/>
        <table:table-column table:style-name="co23" table:default-cell-style-name="ce85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6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Fejlett ízlelés</text:p>
          </table:table-cell>
          <table:covered-table-cell table:number-columns-repeated="2" table:style-name="ce495" table:content-validation-name="val77"/>
          <table:table-cell table:style-name="ce48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Érzékenység Tulajdonságodat segíti ízlelés esetén" calcext:value-type="string" table:number-columns-spanned="2" table:number-rows-spanned="1">
            <text:p>Érzékenység Tulajdonságodat segíti ízlelés esetén</text:p>
          </table:table-cell>
          <table:covered-table-cell table:style-name="ce539" table:content-validation-name="val86"/>
          <table:table-cell table:style-name="ce558" table:content-validation-name="val91" table:number-columns-spanned="3" table:number-rows-spanned="1"/>
          <table:covered-table-cell table:style-name="ce558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ittan</text:p>
          </table:table-cell>
          <table:covered-table-cell table:number-columns-repeated="2" table:style-name="ce495" table:content-validation-name="val77"/>
          <table:table-cell table:style-name="ce482" table:content-validation-name="val82" office:value-type="float" office:value="1" calcext:value-type="float">
            <text:p>1</text:p>
          </table:table-cell>
          <table:table-cell table:style-name="ce530" table:content-validation-name="val86" office:value-type="string" calcext:value-type="string" table:number-columns-spanned="2" table:number-rows-spanned="1">
            <text:p>🟥 Lexikum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95" table:content-validation-name="val77"/>
          <table:table-cell table:style-name="ce48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95" table:content-validation-name="val77"/>
          <table:table-cell table:style-name="ce48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95" table:content-validation-name="val77"/>
          <table:table-cell table:style-name="ce48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95" table:content-validation-name="val77"/>
          <table:table-cell table:style-name="ce48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5]); &quot;-&quot;; VLOOKUP([.$A15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Színjátszás</text:p>
          </table:table-cell>
          <table:covered-table-cell table:number-columns-repeated="2" table:style-name="ce495" table:content-validation-name="val77"/>
          <table:table-cell table:style-name="ce482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6]); &quot;-&quot;; VLOOKUP([.$A16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3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5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82"/>
          <table:covered-table-cell table:style-name="ce409"/>
          <table:table-cell table:style-name="ce482" table:content-validation-name="val87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3"/>
        <table:table-column table:style-name="co25" table:default-cell-style-name="ce713"/>
        <table:table-column table:style-name="co26" table:default-cell-style-name="ce713"/>
        <table:table-column table:style-name="co27" table:default-cell-style-name="ce713"/>
        <table:table-column table:style-name="co28" table:default-cell-style-name="ce713"/>
        <table:table-column table:style-name="co29" table:default-cell-style-name="ce713"/>
        <table:table-column table:style-name="co28" table:number-columns-repeated="3" table:default-cell-style-name="ce713"/>
        <table:table-column table:style-name="co30" table:default-cell-style-name="ce713"/>
        <table:table-column table:style-name="co14" table:default-cell-style-name="ce713"/>
        <table:table-column table:style-name="co31" table:default-cell-style-name="ce713"/>
        <table:table-column table:style-name="co32" table:default-cell-style-name="ce713"/>
        <table:table-column table:style-name="co33" table:default-cell-style-name="ce713"/>
        <table:table-column table:style-name="co34" table:default-cell-style-name="ce713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1"/>
          <table:covered-table-cell table:number-columns-repeated="5" table:style-name="ce636"/>
          <table:covered-table-cell table:number-columns-repeated="2" table:style-name="ce601"/>
          <table:table-cell table:style-name="ce601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01"/>
          <table:table-cell table:style-name="ce601" table:number-columns-spanned="6" table:number-rows-spanned="1"/>
          <table:covered-table-cell table:number-columns-repeated="5" table:style-name="ce601"/>
          <table:table-cell table:style-name="ce601" table:number-columns-repeated="3"/>
          <table:table-cell table:style-name="ce1633" table:number-columns-spanned="5" table:number-rows-spanned="1"/>
          <table:covered-table-cell table:number-columns-repeated="3" table:style-name="ce601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4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4" table:content-validation-name="val137" office:value-type="string" calcext:value-type="string">
            <text:p>Módosítók</text:p>
          </table:table-cell>
          <table:table-cell table:style-name="ce714" table:content-validation-name="val147" office:value-type="string" calcext:value-type="string">
            <text:p>Összesen</text:p>
          </table:table-cell>
          <table:table-cell table:style-name="ce601"/>
          <table:table-cell table:style-name="ce854" office:value-type="string" calcext:value-type="string" table:number-columns-spanned="2" table:number-rows-spanned="1">
            <text:p>Összesen felvett HM:</text:p>
          </table:table-cell>
          <table:covered-table-cell table:style-name="ce601"/>
          <table:table-cell table:style-name="ce1112" table:content-validation-name="val178" table:formula="of:=SUM([.B5:.B6])" office:value-type="float" office:value="22" calcext:value-type="float">
            <text:p>22 HM</text:p>
          </table:table-cell>
          <table:table-cell table:style-name="ce601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5" table:content-validation-name="val125" office:value-type="float" office:value="10" calcext:value-type="float">
            <text:p>10</text:p>
          </table:table-cell>
          <table:table-cell table:style-name="ce805" table:content-validation-name="val138" table:formula="of:=([Alapértékek.C21])+([Alapértékek.C22])+[Alapértékek.$D$8]+(3*[Alapértékek.J34])" office:value-type="float" office:value="14" calcext:value-type="float">
            <text:p>14</text:p>
          </table:table-cell>
          <table:table-cell table:style-name="ce932" table:content-validation-name="val148" table:formula="of:=[.C4]+[.D4]" office:value-type="float" office:value="24" calcext:value-type="float">
            <text:p>24</text:p>
          </table:table-cell>
          <table:table-cell table:style-name="ce601"/>
          <table:table-cell table:style-name="ce854" office:value-type="string" calcext:value-type="string" table:number-columns-spanned="2" table:number-rows-spanned="1">
            <text:p>Max felvehető HM:</text:p>
          </table:table-cell>
          <table:covered-table-cell table:style-name="ce601"/>
          <table:table-cell table:style-name="ce1111" table:content-validation-name="val179" table:formula="of:=[$Data.C18]*(SUM([$Alapértékek.J32:.J53])+SUM([$Alapértékek.J18:.J21]))" office:value-type="float" office:value="72" calcext:value-type="float">
            <text:p>72 HM</text:p>
          </table:table-cell>
          <table:table-cell table:style-name="ce601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20" calcext:value-type="float">
            <text:p>20</text:p>
          </table:table-cell>
          <table:table-cell table:style-name="ce805" table:content-validation-name="val125" office:value-type="float" office:value="20" calcext:value-type="float">
            <text:p>20</text:p>
          </table:table-cell>
          <table:table-cell table:style-name="ce805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32" table:content-validation-name="val149" table:formula="of:=[.C5]+[.B5]+[.D5]" office:value-type="float" office:value="58" calcext:value-type="float">
            <text:p>58</text:p>
          </table:table-cell>
          <table:table-cell table:style-name="ce601" table:number-columns-repeated="5"/>
          <table:table-cell table:style-name="ce1637"/>
          <table:table-cell table:style-name="ce735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2" calcext:value-type="float">
            <text:p>2</text:p>
          </table:table-cell>
          <table:table-cell table:style-name="ce805" table:content-validation-name="val125" office:value-type="float" office:value="120" calcext:value-type="float">
            <text:p>120</text:p>
          </table:table-cell>
          <table:table-cell table:style-name="ce805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32" table:content-validation-name="val150" table:formula="of:=[.C6]+[.B6]+[.D6]" office:value-type="float" office:value="134" calcext:value-type="float">
            <text:p>134</text:p>
          </table:table-cell>
          <table:table-cell table:style-name="ce601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601" table:number-columns-repeated="6"/>
          <table:table-cell table:style-name="ce854" office:value-type="string" calcext:value-type="string" table:number-columns-spanned="2" table:number-rows-spanned="1">
            <text:p>Össz felvett CM:</text:p>
          </table:table-cell>
          <table:covered-table-cell table:style-name="ce601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601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8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5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4" calcext:value-type="float">
            <text:p>4</text:p>
          </table:table-cell>
          <table:table-cell table:style-name="ce932" table:content-validation-name="val151" table:formula="of:=[.C8]+[.B8]+[.D8]" office:value-type="float" office:value="-26" calcext:value-type="float">
            <text:p>-26</text:p>
          </table:table-cell>
          <table:table-cell table:style-name="ce601"/>
          <table:table-cell table:style-name="ce854" office:value-type="string" calcext:value-type="string" table:number-columns-spanned="2" table:number-rows-spanned="1">
            <text:p>Max felvehető CM:</text:p>
          </table:table-cell>
          <table:covered-table-cell table:style-name="ce601"/>
          <table:table-cell table:style-name="ce1111" table:content-validation-name="val180" table:formula="of:=[Data.C22]*[Alapértékek.$D$8]" office:value-type="float" office:value="28" calcext:value-type="float">
            <text:p>28 HM</text:p>
          </table:table-cell>
          <table:table-cell table:style-name="ce601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1" table:number-columns-spanned="9" table:number-rows-spanned="1"/>
          <table:covered-table-cell table:number-columns-repeated="5" table:style-name="ce636"/>
          <table:covered-table-cell table:number-columns-repeated="3" table:style-name="ce601"/>
          <table:table-cell table:style-name="ce601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601"/>
          <table:table-cell table:style-name="ce854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44" calcext:value-type="float">
            <text:p>44 KP</text:p>
          </table:table-cell>
          <table:table-cell table:style-name="ce601"/>
          <table:table-cell table:style-name="ce854" office:value-type="string" calcext:value-type="string" table:number-columns-spanned="2" table:number-rows-spanned="1">
            <text:p>Átlag HM</text:p>
          </table:table-cell>
          <table:covered-table-cell table:style-name="ce601"/>
          <table:table-cell table:style-name="ce793" table:content-validation-name="val181" table:formula="of:=(([.I3]+[.I7])/[Alapértékek.D8])" office:value-type="float" office:value="3.14285714285714" calcext:value-type="float">
            <text:p>3,14 HM</text:p>
          </table:table-cell>
          <table:table-cell table:style-name="ce601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8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3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1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6" table:content-validation-name="val127" office:value-type="string" calcext:value-type="string">
            <text:p>Szint</text:p>
          </table:table-cell>
          <table:table-cell table:style-name="ce806" office:value-type="string" calcext:value-type="string">
            <text:p>KÉ</text:p>
          </table:table-cell>
          <table:table-cell table:style-name="ce806" office:value-type="string" calcext:value-type="string">
            <text:p>TÉ/CÉ</text:p>
          </table:table-cell>
          <table:table-cell table:style-name="ce806" office:value-type="string" calcext:value-type="string">
            <text:p>VÉ</text:p>
          </table:table-cell>
          <table:table-cell table:style-name="ce806" table:content-validation-name="val165" office:value-type="string" calcext:value-type="string">
            <text:p>Harckeret</text:p>
          </table:table-cell>
          <table:table-cell table:style-name="ce8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7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7" calcext:value-type="float">
            <text:p>7</text:p>
          </table:table-cell>
          <table:table-cell table:style-name="ce618" table:content-validation-name="val112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12" table:formula="of:=VLOOKUP([.$C14];harcmodorok;4)+[.$E$6]" office:value-type="float" office:value="146" calcext:value-type="float">
            <text:p>146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7" calcext:value-type="float">
            <text:p>7</text:p>
          </table:table-cell>
          <table:table-cell table:style-name="ce618" table:content-validation-name="val112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5];harcmodorok;3)+[.$E$5]" office:value-type="float" office:value="70" calcext:value-type="float">
            <text:p>70</text:p>
          </table:table-cell>
          <table:table-cell table:style-name="ce618" table:content-validation-name="val112" table:formula="of:=VLOOKUP([.$C15];harcmodorok;4)+[.$E$6]" office:value-type="float" office:value="146" calcext:value-type="float">
            <text:p>146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7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7];harcmodorok;4)+[.$E$6]" office:value-type="float" office:value="104" calcext:value-type="float">
            <text:p>10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7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8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8];harcmodorok;4)+[.$E$6]" office:value-type="float" office:value="104" calcext:value-type="float">
            <text:p>10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601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601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601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4" calcext:value-type="float">
            <text:p>4</text:p>
          </table:table-cell>
          <table:table-cell table:style-name="ce618" table:content-validation-name="val112" table:formula="of:=VLOOKUP([.$C22];harcmodorok;3)+[.$E$8]" office:value-type="float" office:value="-56" calcext:value-type="float">
            <text:p>-5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2"/>
          <table:table-cell table:style-name="ce610"/>
          <table:table-cell table:style-name="ce1223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2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Komment</text:p>
          </table:table-cell>
          <table:covered-table-cell table:style-name="ce73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11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45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58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58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3" table:formula="of:=IF([.$Y26] = 1; &quot;/&quot; &amp; ([.$V26] + 2); &quot;&quot;)">
            <text:p/>
          </table:table-cell>
          <table:table-cell table:style-name="ce1499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58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58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3" table:formula="of:=IF([.$Y27] = 1; &quot;/&quot; &amp; ([.$V27] + 2); &quot;&quot;)">
            <text:p/>
          </table:table-cell>
          <table:table-cell table:style-name="ce1499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45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58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58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93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9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45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58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58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93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9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45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58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58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93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9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45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58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58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93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9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3" table:content-validation-name="val98" office:value-type="string" calcext:value-type="string">
            <text:p>Kard, Slan 1K</text:p>
          </table:table-cell>
          <table:table-cell table:style-name="ce512" table:content-validation-name="val113" table:formula="of:=VLOOKUP([.$A32];kezifegyverek_all;14;0)" office:value-type="float" office:value="7" calcext:value-type="float">
            <text:p>7</text:p>
          </table:table-cell>
          <table:table-cell table:style-name="ce811" table:content-validation-name="val130" office:value-type="float" office:value="1" calcext:value-type="float" table:number-columns-spanned="1" table:number-rows-spanned="2">
            <text:p>1</text:p>
          </table:table-cell>
          <table:table-cell table:style-name="ce873" table:content-validation-name="val112" table:formula="of:=VLOOKUP([.$A32];kezifegyverek_all;11;0) + ([.$C32]*[Data.$S$6])" office:value-type="float" office:value="8" calcext:value-type="float">
            <text:p>8</text:p>
          </table:table-cell>
          <table:table-cell table:style-name="ce873" table:content-validation-name="val112" table:formula="of:=VLOOKUP([.$A32];kezifegyverek_all;12;0) + ([.$C32]*[Data.$T$6])" office:value-type="float" office:value="17" calcext:value-type="float">
            <text:p>17</text:p>
          </table:table-cell>
          <table:table-cell table:style-name="ce873" table:content-validation-name="val112" table:formula="of:=VLOOKUP([.$A32];kezifegyverek_all;13;0) + ([.$C32]*[Data.$U$6])" office:value-type="float" office:value="11" calcext:value-type="float">
            <text:p>11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2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float" office:value="6" calcext:value-type="float" table:number-columns-spanned="1" table:number-rows-spanned="2">
            <text:p>6</text:p>
          </table:table-cell>
          <table:table-cell table:style-name="ce1445" table:formula="of:= [.$C32] * [Data.$V$6]" office:value-type="float" office:value="1" calcext:value-type="float" table:number-columns-spanned="1" table:number-rows-spanned="2">
            <text:p>1</text:p>
          </table:table-cell>
          <table:table-cell table:style-name="ce1513" table:formula="of:=VLOOKUP([.$A32]; kezifegyverek_all; 5; 0)" office:value-type="string" office:string-value="V/S" calcext:value-type="string" table:number-columns-spanned="1" table:number-rows-spanned="2">
            <text:p>V/S</text:p>
          </table:table-cell>
          <table:table-cell table:style-name="ce1523" table:formula="of:=MIN([Data.$C$34]; VLOOKUP([.$A32]; kezifegyverek_all; 4; 0))" office:value-type="float" office:value="2" calcext:value-type="float" table:number-columns-spanned="1" table:number-rows-spanned="2">
            <text:p>2</text:p>
          </table:table-cell>
          <table:table-cell table:style-name="ce1458" table:formula="of:=IF(ISNUMBER([.$R32]); ([.$R32]+[.$S32]+[.$U32]))" office:value-type="float" office:value="9" calcext:value-type="float" table:number-columns-spanned="1" table:number-rows-spanned="2">
            <text:p>9</text:p>
          </table:table-cell>
          <table:table-cell table:style-name="ce1513" table:formula="of:=VLOOKUP([.$A32]; kezifegyverek_all; 6; 0)" office:value-type="float" office:value="2" calcext:value-type="float" table:number-columns-spanned="1" table:number-rows-spanned="2">
            <text:p>2</text:p>
          </table:table-cell>
          <table:table-cell table:style-name="ce1458" table:formula="of:=IF(AND(ISNUMBER([.$W32]); [.$W32] &gt; 0); &quot; +&quot; &amp; [.$W32] &amp; &quot;Á&quot;; &quot;&quot;)" office:value-type="string" office:string-value=" +2Á" calcext:value-type="string" table:number-columns-spanned="1" table:number-rows-spanned="2">
            <text:p><text:s/>+2Á</text:p>
          </table:table-cell>
          <table:table-cell table:style-name="ce1513" table:formula="of:=VLOOKUP([.$A32]; kezifegyverek_all; 7; 0)" office:value-type="float" office:value="0" calcext:value-type="float" table:number-columns-spanned="1" table:number-rows-spanned="2">
            <text:p>0</text:p>
          </table:table-cell>
          <table:table-cell table:style-name="ce1493" table:formula="of:=IF([.$Y32] = 1; &quot;/&quot; &amp; ([.$V32] + 2); &quot;&quot;)" table:number-columns-spanned="1" table:number-rows-spanned="2">
            <text:p/>
          </table:table-cell>
          <table:table-cell table:style-name="ce1499" table:formula="of:=IF(ISNUMBER([.$R32]); ([.$R32]+[.$S32]+[.$U32]) &amp; [.$Z32] &amp; &quot; &quot; &amp; [.$T32] &amp; [.$X32]; [Data.$C$32])" office:value-type="string" office:string-value="9 V/S +2Á" calcext:value-type="string" table:number-columns-spanned="1" table:number-rows-spanned="2">
            <text:p>9 V/S +2Á</text:p>
          </table:table-cell>
          <table:table-cell table:number-columns-repeated="232"/>
        </table:table-row>
        <table:table-row table:style-name="ro12">
          <table:table-cell table:style-name="ce623" table:content-validation-name="val99" office:value-type="string" calcext:value-type="string">
            <text:p>Kard, Slan 2K</text:p>
          </table:table-cell>
          <table:table-cell table:style-name="ce512" table:content-validation-name="val113" table:formula="of:=VLOOKUP([.$A33];kezifegyverek_all;14;0)" office:value-type="float" office:value="7" calcext:value-type="float">
            <text:p>7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float" office:value="11" calcext:value-type="float">
            <text:p>11</text:p>
          </table:table-cell>
          <table:table-cell table:style-name="ce873" table:content-validation-name="val112" table:formula="of:=VLOOKUP([.$A33];kezifegyverek_all;12;0) + ([.$C32]*[Data.$T$6])" office:value-type="float" office:value="22" calcext:value-type="float">
            <text:p>22</text:p>
          </table:table-cell>
          <table:table-cell table:style-name="ce873" table:content-validation-name="val112" table:formula="of:=VLOOKUP([.$A33];kezifegyverek_all;13;0) + ([.$C32]*[Data.$U$6])" office:value-type="float" office:value="16" calcext:value-type="float">
            <text:p>16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3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Hatótáv + Komment</text:p>
          </table:table-cell>
          <table:covered-table-cell table:style-name="ce73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45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58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58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9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3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11" table:content-validation-name="val131" office:value-type="float" office:value="0" calcext:value-type="float">
            <text:p>0</text:p>
          </table:table-cell>
          <table:table-cell table:style-name="ce87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74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3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11" table:content-validation-name="val132" office:value-type="float" office:value="0" calcext:value-type="float">
            <text:p>0</text:p>
          </table:table-cell>
          <table:table-cell table:style-name="ce87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74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1"/>
          <table:covered-table-cell table:style-name="ce794"/>
          <table:table-cell table:style-name="ce601"/>
          <table:table-cell table:style-name="Default" table:number-columns-repeated="3"/>
          <table:table-cell table:style-name="ce60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6];kezifegyverek_all;15;0); harcmodor_harcertekek;4;0 )+[.$D26]" office:value-type="float" office:value="18" calcext:value-type="float">
            <text:p>18</text:p>
          </table:table-cell>
          <table:table-cell table:style-name="ce756" table:content-validation-name="val142" table:formula="of:=VLOOKUP( VLOOKUP([.$A26];kezifegyverek_all;15;0); harcmodor_harcertekek;5;0 )+[.$E26]" office:value-type="float" office:value="60" calcext:value-type="float">
            <text:p>60</text:p>
          </table:table-cell>
          <table:table-cell table:style-name="ce816" table:content-validation-name="val142" table:formula="of:=VLOOKUP( VLOOKUP([.$A26];kezifegyverek_all;15;0); harcmodor_harcertekek;6;0 )+[.$F26]" office:value-type="float" office:value="136" calcext:value-type="float">
            <text:p>136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8" calcext:value-type="float">
            <text:p>28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70" calcext:value-type="float">
            <text:p>7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46" calcext:value-type="float">
            <text:p>146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2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5" table:number-columns-spanned="2" table:number-rows-spanned="1"/>
          <table:covered-table-cell table:style-name="ce1096"/>
          <table:table-cell table:style-name="ce601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Kard, Slan 1K - kardvívás" calcext:value-type="string" table:number-columns-spanned="2" table:number-rows-spanned="1">
            <text:p>Kard, Slan 1K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32];kezifegyverek_all;15;0); harcmodor_harcertekek;4;0 )+[.$D32]" office:value-type="float" office:value="36" calcext:value-type="float">
            <text:p>36</text:p>
          </table:table-cell>
          <table:table-cell table:style-name="ce756" table:content-validation-name="val142" table:formula="of:=VLOOKUP( VLOOKUP([.$A32];kezifegyverek_all;15;0); harcmodor_harcertekek;5;0 )+[.$E32]" office:value-type="float" office:value="87" calcext:value-type="float">
            <text:p>87</text:p>
          </table:table-cell>
          <table:table-cell table:style-name="ce816" table:content-validation-name="val142" table:formula="of:=VLOOKUP( VLOOKUP([.$A32];kezifegyverek_all;15;0); harcmodor_harcertekek;6;0 )+[.$F32]" office:value-type="float" office:value="157" calcext:value-type="float">
            <text:p>157</text:p>
          </table:table-cell>
          <table:table-cell table:style-name="ce711" table:content-validation-name="val168" table:formula="of:=[.G32]" office:value-type="string" office:string-value="9 V/S +2Á" calcext:value-type="string">
            <text:p>9 V/S +2Á</text:p>
          </table:table-cell>
          <table:table-cell table:style-name="ce1055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Kard, Slan 2K - kardvívás" calcext:value-type="string" table:number-columns-spanned="2" table:number-rows-spanned="1">
            <text:p>Kard, Slan 2K - kardvívás</text:p>
          </table:table-cell>
          <table:covered-table-cell table:style-name="ce690" table:content-validation-name="val114"/>
          <table:table-cell table:style-name="ce830" table:content-validation-name="val134" table:formula="of:=1+ ROUNDDOWN( VLOOKUP( VLOOKUP([.$A33];kezifegyverek_all;15;0); harcmodor_harcertekek;7;0 ) / VLOOKUP([.$A33];kezifegyverek_all;14;0))" office:value-type="float" office:value="2" calcext:value-type="float">
            <text:p>2</text:p>
          </table:table-cell>
          <table:table-cell table:style-name="ce784" table:content-validation-name="val142" table:formula="of:=VLOOKUP( VLOOKUP([.$A33];kezifegyverek_all;15;0); harcmodor_harcertekek;4;0 )+[.$D33]" office:value-type="float" office:value="39" calcext:value-type="float">
            <text:p>39</text:p>
          </table:table-cell>
          <table:table-cell table:style-name="ce784" table:content-validation-name="val142" table:formula="of:=VLOOKUP( VLOOKUP([.$A33];kezifegyverek_all;15;0); harcmodor_harcertekek;5;0 )+[.$E33]" office:value-type="float" office:value="92" calcext:value-type="float">
            <text:p>92</text:p>
          </table:table-cell>
          <table:table-cell table:style-name="ce860" table:content-validation-name="val142" table:formula="of:=VLOOKUP( VLOOKUP([.$A33];kezifegyverek_all;15;0); harcmodor_harcertekek;6;0 )+[.$F33]" office:value-type="float" office:value="162" calcext:value-type="float">
            <text:p>162</text:p>
          </table:table-cell>
          <table:table-cell table:style-name="ce830" table:content-validation-name="val168" table:formula="of:=[.G33]" office:value-type="string" office:string-value="9 V/S +2Á" calcext:value-type="string">
            <text:p>9 V/S +2Á</text:p>
          </table:table-cell>
          <table:table-cell table:style-name="ce999" table:number-columns-spanned="2" table:number-rows-spanned="1"/>
          <table:covered-table-cell table:style-name="ce1098"/>
          <table:table-cell table:style-name="ce60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31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31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32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32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7" calcext:value-type="float">
            <text:p>7</text:p>
          </table:table-cell>
          <table:table-cell table:style-name="ce826" table:content-validation-name="val153" table:formula="of:=ROUNDUP([Alapértékek.$D$32]*[Alapértékek.$J$35]*0.5)" office:value-type="float" office:value="7" calcext:value-type="float">
            <text:p>7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5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9" table:number-columns-spanned="2" table:number-rows-spanned="1"/>
          <table:covered-table-cell table:style-name="ce1069"/>
          <table:table-cell table:style-name="ce60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7"/>
          <table:table-cell table:style-name="ce944" table:content-validation-name="val133" office:value-type="string" calcext:value-type="string">
            <text:p>Tám/kör</text:p>
          </table:table-cell>
          <table:table-cell table:style-name="ce944" office:value-type="string" calcext:value-type="string">
            <text:p>KÉ</text:p>
          </table:table-cell>
          <table:table-cell table:style-name="ce944" office:value-type="string" calcext:value-type="string">
            <text:p>TÉ</text:p>
          </table:table-cell>
          <table:table-cell table:style-name="ce94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Elsődleges fegyver</text:p>
          </table:table-cell>
          <table:table-cell table:style-name="ce769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58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58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58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93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9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9" table:content-validation-name="val106" office:value-type="string" calcext:value-type="string">
            <text:p><text:s text:c="3"/>Másodlagos fegyver</text:p>
          </table:table-cell>
          <table:table-cell table:style-name="ce769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5" table:number-columns-repeated="2"/>
          <table:table-cell table:style-name="ce633"/>
          <table:table-cell table:style-name="ce735"/>
          <table:table-cell table:style-name="ce633" table:number-columns-repeated="3"/>
          <table:table-cell table:style-name="ce11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3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5"/>
          <table:table-cell table:style-name="ce845"/>
          <table:table-cell table:style-name="ce950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0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58"/>
          <table:table-cell table:style-name="ce1513"/>
          <table:table-cell table:style-name="ce149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58"/>
          <table:table-cell table:style-name="ce1513"/>
          <table:table-cell table:style-name="ce149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6" table:content-validation-name="val120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6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7" table:number-columns-spanned="2" table:number-rows-spanned="1"/>
          <table:covered-table-cell table:style-name="ce77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1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Posztóvért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Posztó / Bunda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1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1" calcext:value-type="float" table:number-columns-spanned="2" table:number-rows-spanned="1">
            <text:p>1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5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1" table:content-validation-name="val124" table:number-columns-spanned="2" table:number-rows-spanned="1"/>
          <table:covered-table-cell table:style-name="ce781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2" calcext:value-type="float">
            <text:p>2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3" calcext:value-type="float">
            <text:p>3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3" calcext:value-type="float">
            <text:p>3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21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1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1049"/>
          <table:table-cell table:style-name="ce1101" table:number-columns-repeated="2"/>
          <table:table-cell table:style-name="ce1056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1049"/>
          <table:table-cell table:style-name="ce1101"/>
          <table:table-cell table:style-name="ce1103"/>
          <table:table-cell table:style-name="ce1176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63"/>
          <table:table-cell table:style-name="ce1028"/>
          <table:table-cell table:style-name="ce1105"/>
          <table:table-cell table:style-name="ce1178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65"/>
          <table:table-cell table:style-name="ce1030"/>
          <table:table-cell table:style-name="ce1107"/>
          <table:table-cell table:style-name="ce1179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1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1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" calcext:value-type="float">
            <text:p>-1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1" calcext:value-type="float">
            <text:p>-11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1" calcext:value-type="float">
            <text:p>-21</text:p>
          </table:table-cell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1" table:number-columns-repeated="5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4"/>
          <table:table-cell table:style-name="ce382"/>
          <table:table-cell table:style-name="ce601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1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9"/>
          <table:table-cell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95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84" calcext:value-type="float" table:number-columns-spanned="2" table:number-rows-spanned="1">
            <text:p>84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8" calcext:value-type="float" table:number-columns-spanned="3" table:number-rows-spanned="1">
            <text:p>28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6"/>
          <table:covered-table-cell table:style-name="ce1147" table:content-validation-name="val112"/>
          <table:covered-table-cell table:style-name="ce1566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7"/>
          <table:covered-table-cell table:style-name="ce1148" table:content-validation-name="val112"/>
          <table:covered-table-cell table:style-name="ce1567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7"/>
          <table:covered-table-cell table:style-name="ce1148" table:content-validation-name="val112"/>
          <table:covered-table-cell table:style-name="ce1567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18" calcext:value-type="float">
            <text:p>18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office:value-type="string" calcext:value-type="string" table:number-columns-spanned="4" table:number-rows-spanned="1">
            <text:p>Slan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 office:value-type="float" office:value="2" calcext:value-type="float">
            <text:p>2</text:p>
          </table:table-cell>
          <table:table-cell table:style-name="ce1487" table:content-validation-name="val112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3" calcext:value-type="float">
            <text:p>3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2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2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4" table:content-validation-name="val5" table:number-columns-spanned="13" table:number-rows-spanned="1"/>
          <table:covered-table-cell table:number-columns-repeated="5" table:style-name="ce1544" table:content-validation-name="val5"/>
          <table:covered-table-cell table:style-name="ce1438" table:content-validation-name="val5"/>
          <table:covered-table-cell table:number-columns-repeated="5" table:style-name="ce154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36"/>
        <table:table-column table:style-name="co61" table:default-cell-style-name="ce1836"/>
        <table:table-column table:style-name="co40" table:number-columns-repeated="2" table:default-cell-style-name="ce1836"/>
        <table:table-column table:style-name="co62" table:default-cell-style-name="ce1836"/>
        <table:table-column table:style-name="co40" table:number-columns-repeated="2" table:default-cell-style-name="ce1836"/>
        <table:table-column table:style-name="co63" table:default-cell-style-name="ce1836"/>
        <table:table-column table:style-name="co64" table:default-cell-style-name="ce1836"/>
        <table:table-column table:style-name="co40" table:number-columns-repeated="7" table:default-cell-style-name="ce1836"/>
        <table:table-column table:style-name="co65" table:default-cell-style-name="ce2267"/>
        <table:table-column table:style-name="co40" table:number-columns-repeated="241" table:default-cell-style-name="ce6"/>
        <table:table-column table:style-name="co14" table:number-columns-repeated="16126"/>
        <table:table-row table:style-name="ro6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99"/>
          <table:table-cell table:style-name="ce2191"/>
          <table:table-cell table:style-name="ce852"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1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11"> </text:span><text:span text:style-name="T12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0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6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19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8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1699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6"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,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00" office:value-type="string" calcext:value-type="string">
            <text:p>Ostorkard</text:p>
          </table:table-cell>
          <table:table-cell table:style-name="ce210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12" calcext:value-type="float">
            <text:p>12</text:p>
          </table:table-cell>
          <table:table-cell table:style-name="ce2127" office:value-type="float" office:value="28" calcext:value-type="float">
            <text:p>28</text:p>
          </table:table-cell>
          <table:table-cell table:style-name="ce2107" office:value-type="float" office:value="28" calcext:value-type="float">
            <text:p>28</text:p>
          </table:table-cell>
          <table:table-cell table:style-name="ce2166" office:value-type="float" office:value="8" calcext:value-type="float">
            <text:p>8</text:p>
          </table:table-cell>
          <table:table-cell table:style-name="ce2177" office:value-type="string" calcext:value-type="string">
            <text:p>ostorharc</text:p>
          </table:table-cell>
          <table:table-cell table:style-name="ce2266" office:value-type="string" calcext:value-type="string">
            <text:p>Önveszélyes, lásd a leírását. </text:p>
          </table:table-cell>
          <table:table-cell table:style-name="ce4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style-name="ce6"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style-name="ce6" table:number-columns-repeated="16126"/>
        </table:table-row>
        <table:table-row table:style-name="ro2">
          <table:table-cell table:style-name="ce852"/>
          <table:table-cell table:style-name="ce1699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style-name="ce6" table:number-columns-repeated="16126"/>
        </table:table-row>
        <table:table-row table:style-name="ro19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202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15">20m </text:span><text:span text:style-name="T16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style-name="ce6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style-name="ce6" table:number-columns-repeated="16126"/>
        </table:table-row>
        <table:table-row table:style-name="ro2">
          <table:table-cell table:style-name="ce852"/>
          <table:table-cell table:style-name="ce1699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style-name="ce6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style-name="ce6" table:number-columns-repeated="16126"/>
        </table:table-row>
        <table:table-row table:style-name="ro8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9" table:number-columns-repeated="7"/>
          <table:table-cell table:number-columns-repeated="3"/>
          <table:table-cell table:style-name="ce1699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699" table:number-columns-repeated="7"/>
          <table:table-cell table:number-columns-repeated="3"/>
          <table:table-cell table:style-name="ce1699" table:number-columns-repeated="3"/>
          <table:table-cell/>
          <table:table-cell table:style-name="ce218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9" table:number-columns-repeated="4"/>
          <table:table-cell table:number-columns-repeated="8"/>
          <table:table-cell table:style-name="ce218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242"/>
          <table:table-cell table:style-name="ce6" table:number-columns-repeated="16126"/>
        </table:table-row>
        <table:table-row table:style-name="ro2" table:number-rows-repeated="983035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6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9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6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343"/>
        <table:table-column table:style-name="co76" table:default-cell-style-name="ce2353"/>
        <table:table-column table:style-name="co77" table:default-cell-style-name="ce2361"/>
        <table:table-column table:style-name="co78" table:default-cell-style-name="ce2343"/>
        <table:table-column table:style-name="co79" table:default-cell-style-name="ce2371"/>
        <table:table-column table:style-name="co80" table:default-cell-style-name="ce2343"/>
        <table:table-column table:style-name="co81" table:default-cell-style-name="ce2343"/>
        <table:table-column table:style-name="co82" table:default-cell-style-name="ce2343"/>
        <table:table-column table:style-name="co83" table:default-cell-style-name="ce2379"/>
        <table:table-column table:style-name="co84" table:default-cell-style-name="ce2343"/>
        <table:table-column table:style-name="co85" table:default-cell-style-name="ce2343"/>
        <table:table-column table:style-name="co86" table:default-cell-style-name="Default"/>
        <table:table-column table:style-name="co87" table:default-cell-style-name="ce2343"/>
        <table:table-column table:style-name="co88" table:default-cell-style-name="ce2343"/>
        <table:table-column table:style-name="co7" table:default-cell-style-name="ce2343"/>
        <table:table-column table:style-name="co89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1948"/>
          <table:covered-table-cell table:style-name="ce1951"/>
          <table:covered-table-cell table:number-columns-repeated="3" table:style-name="ce1948"/>
          <table:covered-table-cell table:style-name="ce2378"/>
          <table:covered-table-cell table:number-columns-repeated="2" table:style-name="ce1948"/>
          <table:covered-table-cell/>
          <table:covered-table-cell table:style-name="ce1948"/>
          <table:covered-table-cell table:number-columns-repeated="3"/>
        </table:table-row>
        <table:table-row table:style-name="ro2">
          <table:table-cell table:number-columns-repeated="4"/>
          <table:table-cell table:style-name="ce1951"/>
          <table:table-cell table:style-name="ce1948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1948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1948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48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3" office:value-type="string" calcext:value-type="string">
            <text:p>Alkoholista</text:p>
          </table:table-cell>
          <table:table-cell table:style-name="ce238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71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48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3" office:value-type="string" calcext:value-type="string">
            <text:p>Bajnok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48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3" office:value-type="string" calcext:value-type="string">
            <text:p>Bukott gyógyító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3" office:value-type="string" calcext:value-type="string">
            <text:p>Gyerekgyilkos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3" office:value-type="string" calcext:value-type="string">
            <text:p>Gyilkos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3" office:value-type="string" calcext:value-type="string">
            <text:p>Hírhedt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40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3" office:value-type="string" calcext:value-type="string">
            <text:p>Hős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41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3" office:value-type="string" calcext:value-type="string">
            <text:p>Szolgalelkű</text:p>
          </table:table-cell>
          <table:table-cell table:style-name="ce238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3" office:value-type="string" calcext:value-type="string">
            <text:p>Misztikus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2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Default"/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Default"/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42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Default"/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Default"/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ce2375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33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2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57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3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52"/>
        <table:table-column table:style-name="co91" table:default-cell-style-name="ce852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style-name="ce852" table:number-columns-repeated="16382"/>
        </table:table-row>
        <table:table-row table:style-name="ro21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52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52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1">
          <table:table-cell table:style-name="ce2382" office:value-type="string" calcext:value-type="string">
            <text:p>Mágikus tradíció, Arkánumok (Primer képzettség)</text:p>
            <text:p/>
          </table:table-cell>
          <table:table-cell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52" table:number-columns-repeated="16382"/>
        </table:table-row>
        <table:table-row table:style-name="ro21">
          <table:table-cell table:style-name="ce2383" office:value-type="string" calcext:value-type="string">
            <text:p>Pszí</text:p>
            <text:p/>
          </table:table-cell>
          <table:table-cell/>
          <table:table-cell table:style-name="ce852" table:number-columns-repeated="16382"/>
        </table:table-row>
        <table:table-row table:style-name="ro1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  <table:table-row table:style-name="ro26">
          <table:table-cell table:number-columns-repeated="2"/>
          <table:table-cell table:style-name="ce8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52" table:number-columns-repeated="16382"/>
        </table:table-row>
        <table:table-row table:style-name="ro25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52" table:number-columns-repeated="16382"/>
        </table:table-row>
        <table:table-row table:style-name="ro2" table:number-rows-repeated="1048557">
          <table:table-cell table:number-columns-repeated="2"/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85" office:value-type="string" calcext:value-type="string">
            <text:p>* Szakma lista</text:p>
          </table:table-cell>
        </table:table-row>
        <table:table-row table:style-name="ro27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3.0</text:p>
          </table:table-cell>
        </table:table-row>
        <table:table-row table:style-name="ro28">
          <table:table-cell table:style-name="ce2385" office:value-type="string" calcext:value-type="string">
            <text:p>* Történelemismeret: Átfogó</text:p>
          </table:table-cell>
        </table:table-row>
        <table:table-row table:style-name="ro28">
          <table:table-cell table:style-name="ce2385" office:value-type="string" calcext:value-type="string">
            <text:p>* Műveltség: Átlagos (új)</text:p>
          </table:table-cell>
        </table:table-row>
        <table:table-row table:style-name="ro28">
          <table:table-cell table:style-name="ce2385" office:value-type="string" calcext:value-type="string">
            <text:p>* Irodalom-ismeret megszűnt</text:p>
          </table:table-cell>
        </table:table-row>
        <table:table-row table:style-name="ro28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4</text:p>
          </table:table-cell>
        </table:table-row>
        <table:table-row table:style-name="ro28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8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3</text:p>
          </table:table-cell>
        </table:table-row>
        <table:table-row table:style-name="ro28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8">
          <table:table-cell table:style-name="ce2386" office:value-type="string" calcext:value-type="string">
            <text:p>V8.2.2</text:p>
          </table:table-cell>
        </table:table-row>
        <table:table-row table:style-name="ro28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85" office:value-type="string" calcext:value-type="string">
            <text:p>* Kétkezes harc táblázat</text:p>
          </table:table-cell>
        </table:table-row>
        <table:table-row table:style-name="ro28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1.1</text:p>
          </table:table-cell>
        </table:table-row>
        <table:table-row table:style-name="ro28">
          <table:table-cell table:style-name="ce2385" office:value-type="string" calcext:value-type="string">
            <text:p>* Max szint: 21</text:p>
          </table:table-cell>
        </table:table-row>
        <table:table-row table:style-name="ro28">
          <table:table-cell table:style-name="ce2385" office:value-type="string" calcext:value-type="string">
            <text:p>* KP Alap: 150</text:p>
          </table:table-cell>
        </table:table-row>
        <table:table-row table:style-name="ro28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8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7.9.1</text:p>
          </table:table-cell>
        </table:table-row>
        <table:table-row table:style-name="ro28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29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343"/>
        <table:table-column table:style-name="co94" table:default-cell-style-name="ce1610"/>
        <table:table-column table:style-name="co15" table:default-cell-style-name="ce2343"/>
        <table:table-column table:style-name="co95" table:default-cell-style-name="ce2343"/>
        <table:table-column table:style-name="co96" table:default-cell-style-name="ce2343"/>
        <table:table-column table:style-name="co97" table:default-cell-style-name="ce2343"/>
        <table:table-column table:style-name="co98" table:default-cell-style-name="ce2343"/>
        <table:table-column table:style-name="co99" table:default-cell-style-name="ce2343"/>
        <table:table-column table:style-name="co100" table:default-cell-style-name="ce2343"/>
        <table:table-column table:style-name="co101" table:default-cell-style-name="ce2343"/>
        <table:table-column table:style-name="co102" table:default-cell-style-name="ce2343"/>
        <table:table-column table:style-name="co89" table:default-cell-style-name="ce2343"/>
        <table:table-column table:style-name="co103" table:default-cell-style-name="ce2343"/>
        <table:table-column table:style-name="co104" table:default-cell-style-name="ce2343"/>
        <table:table-column table:style-name="co105" table:default-cell-style-name="ce2343"/>
        <table:table-column table:style-name="co106" table:default-cell-style-name="ce2343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918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86"/>
          <table:covered-table-cell table:style-name="ce2093"/>
          <table:covered-table-cell table:number-columns-repeated="6" table:style-name="ce2086"/>
          <table:covered-table-cell table:number-columns-repeated="3" table:style-name="ce2224"/>
          <table:covered-table-cell table:style-name="ce208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86"/>
          <table:table-cell table:style-name="ce2093"/>
          <table:table-cell table:style-name="ce2086" table:number-columns-repeated="6"/>
          <table:table-cell table:style-name="ce2224" table:number-columns-repeated="3"/>
          <table:table-cell table:style-name="ce208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09" office:value-type="string" calcext:value-type="string">
            <text:p>Szint</text:p>
          </table:table-cell>
          <table:table-cell table:style-name="ce2209" office:value-type="string" calcext:value-type="string" table:number-columns-spanned="2" table:number-rows-spanned="1">
            <text:p>KP</text:p>
          </table:table-cell>
          <table:covered-table-cell table:style-name="ce220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6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6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6" office:value-type="string" calcext:value-type="string">
            <text:p>Fok</text:p>
          </table:table-cell>
          <table:table-cell table:style-name="ce20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1" table:number-columns-repeated="3"/>
          <table:table-cell table:style-name="ce23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1"/>
          <table:table-cell table:style-name="ce230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6" table:content-validation-name="val218" office:value-type="string" calcext:value-type="string">
            <text:p>Fok</text:p>
          </table:table-cell>
          <table:table-cell table:style-name="ce2076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06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6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6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1" table:content-validation-name="val5"/>
          <table:table-cell table:style-name="ce207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6" table:content-validation-name="val5"/>
          <table:table-cell table:style-name="ce2069" table:content-validation-name="val5" table:number-columns-repeated="2"/>
          <table:table-cell table:style-name="ce2353" table:content-validation-name="val5"/>
          <table:table-cell table:style-name="ce2095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7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78" table:content-validation-name="val5"/>
          <table:table-cell table:style-name="ce207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78" table:content-validation-name="val5" office:value-type="string" calcext:value-type="string">
            <text:p>Szúró</text:p>
          </table:table-cell>
          <table:table-cell table:style-name="ce2078" table:content-validation-name="val5" office:value-type="string" calcext:value-type="string">
            <text:p>Vágó</text:p>
          </table:table-cell>
          <table:table-cell table:style-name="ce2078" table:content-validation-name="val5" office:value-type="string" calcext:value-type="string">
            <text:p>Zúzó</text:p>
          </table:table-cell>
          <table:table-cell table:style-name="ce207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2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2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2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2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2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2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2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78" table:content-validation-name="val5" office:value-type="string" calcext:value-type="string">
            <text:p>SFÉ</text:p>
          </table:table-cell>
          <table:table-cell table:style-name="ce207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78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72" office:value-type="string" calcext:value-type="string">
            <text:p>Szorzó</text:p>
          </table:table-cell>
          <table:table-cell table:style-name="ce2080" table:content-validation-name="val216" office:value-type="string" calcext:value-type="string">
            <text:p>Köv</text:p>
          </table:table-cell>
          <table:table-cell table:style-name="ce2072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73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073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073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73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73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73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73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73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73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73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073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73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73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73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073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72" office:value-type="string" calcext:value-type="string" table:number-columns-spanned="2" table:number-rows-spanned="1">
            <text:p>Közelharc köv.</text:p>
          </table:table-cell>
          <table:covered-table-cell table:style-name="ce2080" table:content-validation-name="val216"/>
          <table:table-cell table:style-name="ce2072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7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73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7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73" table:content-validation-name="val217" office:value-type="float" office:value="2" calcext:value-type="float">
            <text:p>2</text:p>
          </table:table-cell>
          <table:table-cell table:number-columns-repeated="2" table:style-name="ce2073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7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73" table:content-validation-name="val217" office:value-type="float" office:value="4" calcext:value-type="float">
            <text:p>4</text:p>
          </table:table-cell>
          <table:table-cell table:number-columns-repeated="2" table:style-name="ce2073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95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16"/>
          <table:table-cell table:style-name="ce2069" table:number-columns-repeated="2"/>
          <table:table-cell table:style-name="ce2353"/>
          <table:table-cell table:style-name="ce2095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16"/>
          <table:table-cell table:style-name="ce2069" table:number-columns-repeated="2"/>
          <table:table-cell table:style-name="ce2353"/>
          <table:table-cell table:style-name="ce2095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16"/>
          <table:table-cell table:style-name="ce2069" table:number-columns-repeated="2"/>
          <table:table-cell table:style-name="ce2353"/>
          <table:table-cell table:style-name="ce2095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016"/>
          <table:table-cell table:style-name="ce2069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.00.00</text:date>, <text:time style:data-style-name="N2" text:time-value="19:40:01.97004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1T20:21:42.753774000</dc:date>
    <meta:editing-cycles>1097</meta:editing-cycles>
    <meta:editing-duration>P9DT23H54M19S</meta:editing-duration>
    <meta:document-statistic meta:table-count="11" meta:cell-count="473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